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TRA9901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10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-top="2pt solid #000000" fo:border-bottom="2pt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TRA2502a" style:data-style-name="N3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19" style:family="table-cell" style:parent-style-name="Normal_TRA2502a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Normal_TRA2502a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fo:background-color="#FFFFFF"/>
    </style:style>
    <style:style style:name="ce22" style:family="table-cell" style:parent-style-name="Normal_1._32_DM_32_PERSONAL_32_TRAVEL_32_ab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23" style:family="table-cell" style:parent-style-name="Normal_TRA2502a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24" style:family="table-cell" style:parent-style-name="Normal_TRA2502a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25" style:family="table-cell" style:parent-style-name="Normal_TRA2502a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9" style:family="table-cell" style:parent-style-name="Normal_32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TRA2501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TRA2501" style:data-style-name="N39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TRA2501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TRA250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5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TRA2501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Normal_TRA9901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TRA9901_32_2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41" style:family="table-cell" style:parent-style-name="Normal_TRA2501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2" style:family="table-cell" style:parent-style-name="Normal_TRA2501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21708333333333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413" table:style-name="ta1">
        <table:table-column table:style-name="co1" table:default-cell-style-name="ce34"/>
        <table:table-column table:style-name="co2" table:default-cell-style-name="ce42"/>
        <table:table-column table:style-name="co3" table:number-columns-repeated="13" table:default-cell-style-name="ce42"/>
        <table:table-column table:style-name="co3" table:default-cell-style-name="ce41"/>
        <table:table-column table:style-name="co3" table:number-columns-repeated="10" table:default-cell-style-name="ce34"/>
        <table:table-column table:style-name="co4" table:default-cell-style-name="ce34"/>
        <table:table-column table:style-name="co5" table:number-columns-repeated="117" table:default-cell-style-name="ce34"/>
        <table:table-column table:style-name="co6" table:number-columns-repeated="16240" table:default-cell-style-name="ce3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number-columns-spanned="12" table:number-rows-spanned="1" table:style-name="ce4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4" table:style-name="ce5"/>
          <table:table-cell table:style-name="ce6"/>
          <table:table-cell table:number-columns-repeated="16367" table:style-name="ce5"/>
        </table:table-row>
        <table:table-row table:style-name="ro1">
          <table:table-cell office:value-type="string" table:style-name="ce7">
            <text:p>Table TRA0413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7">
            <text:p>Pedal cycle traffic (vehicle kilometres) by region and country in Great Britain, annual from 1993</text:p>
          </table:table-cell>
          <table:table-cell table:number-columns-repeated="16" table:style-name="ce8"/>
          <table:table-cell table:number-columns-repeated="3" table:style-name="ce9"/>
          <table:table-cell table:number-columns-repeated="2" table:style-name="ce8"/>
          <table:table-cell table:number-columns-repeated="16362" table:style-name="ce3"/>
        </table:table-row>
        <table:table-row table:style-name="ro3">
          <table:table-cell table:number-columns-repeated="15" table:style-name="ce10"/>
          <table:table-cell table:number-columns-repeated="6" table:style-name="ce11"/>
          <table:table-cell table:number-columns-repeated="4" table:style-name="ce12"/>
          <table:table-cell table:style-name="ce13"/>
          <table:table-cell office:value-type="string" table:style-name="ce12">
            <text:p>Billion vehicle kilometres</text:p>
          </table:table-cell>
          <table:table-cell table:number-columns-repeated="16357" table:style-name="ce5"/>
        </table:table-row>
        <table:table-row table:style-name="ro4">
          <table:table-cell table:style-name="ce14"/>
          <table:table-cell table:style-name="ce15"/>
          <table:table-cell office:value-type="float" office:value="1993" table:style-name="ce13">
            <text:p>1993</text:p>
          </table:table-cell>
          <table:table-cell office:value-type="float" office:value="1994" table:style-name="ce13">
            <text:p>1994</text:p>
          </table:table-cell>
          <table:table-cell office:value-type="float" office:value="1995" table:style-name="ce13">
            <text:p>1995</text:p>
          </table:table-cell>
          <table:table-cell office:value-type="float" office:value="1996" table:style-name="ce13">
            <text:p>1996</text:p>
          </table:table-cell>
          <table:table-cell office:value-type="float" office:value="1997" table:style-name="ce13">
            <text:p>1997</text:p>
          </table:table-cell>
          <table:table-cell office:value-type="float" office:value="1998" table:style-name="ce13">
            <text:p>1998</text:p>
          </table:table-cell>
          <table:table-cell office:value-type="float" office:value="1999" table:style-name="ce13">
            <text:p>1999</text:p>
          </table:table-cell>
          <table:table-cell office:value-type="float" office:value="2000" table:style-name="ce13">
            <text:p>2000</text:p>
          </table:table-cell>
          <table:table-cell office:value-type="float" office:value="2001" table:style-name="ce13">
            <text:p>2001</text:p>
          </table:table-cell>
          <table:table-cell office:value-type="float" office:value="2002" table:style-name="ce13">
            <text:p>2002</text:p>
          </table:table-cell>
          <table:table-cell office:value-type="float" office:value="2003" table:style-name="ce13">
            <text:p>2003</text:p>
          </table:table-cell>
          <table:table-cell office:value-type="float" office:value="2004" table:style-name="ce13">
            <text:p>2004</text:p>
          </table:table-cell>
          <table:table-cell office:value-type="float" office:value="2005" table:style-name="ce13">
            <text:p>2005</text:p>
          </table:table-cell>
          <table:table-cell office:value-type="float" office:value="2006" table:style-name="ce13">
            <text:p>2006</text:p>
          </table:table-cell>
          <table:table-cell office:value-type="float" office:value="2007" table:style-name="ce13">
            <text:p>2007</text:p>
          </table:table-cell>
          <table:table-cell office:value-type="float" office:value="2008" table:style-name="ce13">
            <text:p>2008</text:p>
          </table:table-cell>
          <table:table-cell office:value-type="float" office:value="2009" table:style-name="ce13">
            <text:p>2009</text:p>
          </table:table-cell>
          <table:table-cell office:value-type="float" office:value="2010" table:style-name="ce13">
            <text:p>2010</text:p>
          </table:table-cell>
          <table:table-cell office:value-type="float" office:value="2011" table:style-name="ce13">
            <text:p>2011</text:p>
          </table:table-cell>
          <table:table-cell office:value-type="float" office:value="2012" table:style-name="ce13">
            <text:p>2012</text:p>
          </table:table-cell>
          <table:table-cell office:value-type="float" office:value="2013" table:style-name="ce13">
            <text:p>2013</text:p>
          </table:table-cell>
          <table:table-cell office:value-type="float" office:value="2014" table:style-name="ce13">
            <text:p>2014</text:p>
          </table:table-cell>
          <table:table-cell office:value-type="float" office:value="2015" table:style-name="ce16">
            <text:p>2015</text:p>
          </table:table-cell>
          <table:table-cell office:value-type="string" table:style-name="ce16">
            <text:p>2016<text:span text:style-name="T2">R</text:span></text:p>
          </table:table-cell>
          <table:table-cell office:value-type="float" office:value="2017" table:style-name="ce13">
            <text:p>2017</text:p>
          </table:table-cell>
          <table:table-cell table:number-columns-repeated="16357" table:style-name="ce5"/>
        </table:table-row>
        <table:table-row table:style-name="ro5">
          <table:table-cell office:value-type="string" table:style-name="ce17">
            <text:p>North East</text:p>
          </table:table-cell>
          <table:table-cell office:value-type="float" office:value="1" table:style-name="ce18">
            <text:p>1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5" table:style-name="ce19">
            <text:p>0.15</text:p>
          </table:table-cell>
          <table:table-cell office:value-type="float" office:value="0.15" table:style-name="ce19">
            <text:p>0.15</text:p>
          </table:table-cell>
          <table:table-cell office:value-type="float" office:value="0.15" table:style-name="ce19">
            <text:p>0.15</text:p>
          </table:table-cell>
          <table:table-cell office:value-type="float" office:value="0.13" table:style-name="ce19">
            <text:p>0.13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2" table:style-name="ce19">
            <text:p>0.12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5" table:style-name="ce19">
            <text:p>0.15</text:p>
          </table:table-cell>
          <table:table-cell office:value-type="float" office:value="0.15" table:style-name="ce19">
            <text:p>0.15</text:p>
          </table:table-cell>
          <table:table-cell office:value-type="float" office:value="0.15" table:style-name="ce19">
            <text:p>0.15</text:p>
          </table:table-cell>
          <table:table-cell office:value-type="float" office:value="0.16" table:style-name="ce19">
            <text:p>0.16</text:p>
          </table:table-cell>
          <table:table-cell office:value-type="float" office:value="0.15" table:style-name="ce20">
            <text:p>0.15</text:p>
          </table:table-cell>
          <table:table-cell office:value-type="float" office:value="0.15" table:style-name="ce20">
            <text:p>0.15</text:p>
          </table:table-cell>
          <table:table-cell office:value-type="float" office:value="0.16" table:style-name="ce19">
            <text:p>0.16</text:p>
          </table:table-cell>
          <table:table-cell table:number-columns-repeated="16357" table:style-name="ce21"/>
        </table:table-row>
        <table:table-row-group>
          <table:table-row table:style-name="ro5">
            <table:table-cell office:value-type="string" table:style-name="ce22">
              <text:p>of which:</text:p>
            </table:table-cell>
            <table:table-cell table:style-name="ce18"/>
            <table:table-cell table:number-columns-repeated="22" table:style-name="ce19"/>
            <table:table-cell table:number-columns-repeated="2" table:style-name="ce20"/>
            <table:table-cell table:style-name="ce19"/>
            <table:table-cell table:number-columns-repeated="16357" table:style-name="ce21"/>
          </table:table-row>
          <table:table-row table:style-name="ro5">
            <table:table-cell office:value-type="string" table:style-name="ce22">
              <text:p><text:s text:c="2"/>Tyne and Wear FMC</text:p>
            </table:table-cell>
            <table:table-cell table:style-name="ce18"/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4">
              <text:p>0.08</text:p>
            </table:table-cell>
            <table:table-cell office:value-type="float" office:value="0.08" table:style-name="ce24">
              <text:p>0.08</text:p>
            </table:table-cell>
            <table:table-cell office:value-type="float" office:value="0.08" table:style-name="ce23">
              <text:p>0.08</text:p>
            </table:table-cell>
            <table:table-cell table:number-columns-repeated="16357" table:style-name="ce21"/>
          </table:table-row>
          <table:table-row table:style-name="ro5">
            <table:table-cell office:value-type="string" table:style-name="ce22">
              <text:p><text:s text:c="2"/>Rest of North East</text:p>
            </table:table-cell>
            <table:table-cell table:style-name="ce18"/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4">
              <text:p>0.08</text:p>
            </table:table-cell>
            <table:table-cell office:value-type="float" office:value="7.0000000000000007E-2" table:style-name="ce24">
              <text:p>0.07</text:p>
            </table:table-cell>
            <table:table-cell office:value-type="float" office:value="0.08" table:style-name="ce23">
              <text:p>0.08</text:p>
            </table:table-cell>
            <table:table-cell table:number-columns-repeated="16357" table:style-name="ce21"/>
          </table:table-row>
        </table:table-row-group>
        <table:table-row table:style-name="ro5">
          <table:table-cell office:value-type="string" table:style-name="ce17">
            <text:p>North West</text:p>
          </table:table-cell>
          <table:table-cell office:value-type="float" office:value="1" table:style-name="ce18">
            <text:p>1</text:p>
          </table:table-cell>
          <table:table-cell office:value-type="float" office:value="0.4" table:style-name="ce19">
            <text:p>0.40</text:p>
          </table:table-cell>
          <table:table-cell office:value-type="float" office:value="0.4" table:style-name="ce19">
            <text:p>0.40</text:p>
          </table:table-cell>
          <table:table-cell office:value-type="float" office:value="0.42" table:style-name="ce19">
            <text:p>0.42</text:p>
          </table:table-cell>
          <table:table-cell office:value-type="float" office:value="0.41" table:style-name="ce19">
            <text:p>0.41</text:p>
          </table:table-cell>
          <table:table-cell office:value-type="float" office:value="0.41" table:style-name="ce19">
            <text:p>0.41</text:p>
          </table:table-cell>
          <table:table-cell office:value-type="float" office:value="0.4" table:style-name="ce19">
            <text:p>0.40</text:p>
          </table:table-cell>
          <table:table-cell office:value-type="float" office:value="0.41" table:style-name="ce19">
            <text:p>0.41</text:p>
          </table:table-cell>
          <table:table-cell office:value-type="float" office:value="0.42" table:style-name="ce19">
            <text:p>0.42</text:p>
          </table:table-cell>
          <table:table-cell office:value-type="float" office:value="0.42" table:style-name="ce19">
            <text:p>0.42</text:p>
          </table:table-cell>
          <table:table-cell office:value-type="float" office:value="0.43" table:style-name="ce19">
            <text:p>0.43</text:p>
          </table:table-cell>
          <table:table-cell office:value-type="float" office:value="0.43" table:style-name="ce19">
            <text:p>0.43</text:p>
          </table:table-cell>
          <table:table-cell office:value-type="float" office:value="0.39" table:style-name="ce19">
            <text:p>0.39</text:p>
          </table:table-cell>
          <table:table-cell office:value-type="float" office:value="0.4" table:style-name="ce19">
            <text:p>0.40</text:p>
          </table:table-cell>
          <table:table-cell office:value-type="float" office:value="0.42" table:style-name="ce19">
            <text:p>0.42</text:p>
          </table:table-cell>
          <table:table-cell office:value-type="float" office:value="0.37" table:style-name="ce19">
            <text:p>0.37</text:p>
          </table:table-cell>
          <table:table-cell office:value-type="float" office:value="0.42" table:style-name="ce19">
            <text:p>0.42</text:p>
          </table:table-cell>
          <table:table-cell office:value-type="float" office:value="0.45" table:style-name="ce19">
            <text:p>0.45</text:p>
          </table:table-cell>
          <table:table-cell office:value-type="float" office:value="0.45" table:style-name="ce19">
            <text:p>0.45</text:p>
          </table:table-cell>
          <table:table-cell office:value-type="float" office:value="0.46" table:style-name="ce19">
            <text:p>0.46</text:p>
          </table:table-cell>
          <table:table-cell office:value-type="float" office:value="0.46" table:style-name="ce19">
            <text:p>0.46</text:p>
          </table:table-cell>
          <table:table-cell office:value-type="float" office:value="0.46" table:style-name="ce19">
            <text:p>0.46</text:p>
          </table:table-cell>
          <table:table-cell office:value-type="float" office:value="0.5" table:style-name="ce19">
            <text:p>0.50</text:p>
          </table:table-cell>
          <table:table-cell office:value-type="float" office:value="0.47" table:style-name="ce20">
            <text:p>0.47</text:p>
          </table:table-cell>
          <table:table-cell office:value-type="float" office:value="0.47" table:style-name="ce20">
            <text:p>0.47</text:p>
          </table:table-cell>
          <table:table-cell office:value-type="float" office:value="0.48" table:style-name="ce19">
            <text:p>0.48</text:p>
          </table:table-cell>
          <table:table-cell table:number-columns-repeated="16357" table:style-name="ce21"/>
        </table:table-row>
        <table:table-row-group>
          <table:table-row table:style-name="ro5">
            <table:table-cell office:value-type="string" table:style-name="ce22">
              <text:p>of which:</text:p>
            </table:table-cell>
            <table:table-cell table:style-name="ce18"/>
            <table:table-cell table:number-columns-repeated="22" table:style-name="ce19"/>
            <table:table-cell table:number-columns-repeated="2" table:style-name="ce20"/>
            <table:table-cell table:style-name="ce19"/>
            <table:table-cell table:number-columns-repeated="16357" table:style-name="ce21"/>
          </table:table-row>
          <table:table-row table:style-name="ro5">
            <table:table-cell office:value-type="string" table:style-name="ce22">
              <text:p><text:s text:c="2"/>Greater Manchester FMC</text:p>
            </table:table-cell>
            <table:table-cell table:style-name="ce18"/>
            <table:table-cell office:value-type="float" office:value="0.15" table:style-name="ce23">
              <text:p>0.15</text:p>
            </table:table-cell>
            <table:table-cell office:value-type="float" office:value="0.15" table:style-name="ce23">
              <text:p>0.15</text:p>
            </table:table-cell>
            <table:table-cell office:value-type="float" office:value="0.15" table:style-name="ce23">
              <text:p>0.15</text:p>
            </table:table-cell>
            <table:table-cell office:value-type="float" office:value="0.15" table:style-name="ce23">
              <text:p>0.15</text:p>
            </table:table-cell>
            <table:table-cell office:value-type="float" office:value="0.15" table:style-name="ce23">
              <text:p>0.15</text:p>
            </table:table-cell>
            <table:table-cell office:value-type="float" office:value="0.15" table:style-name="ce23">
              <text:p>0.15</text:p>
            </table:table-cell>
            <table:table-cell office:value-type="float" office:value="0.15" table:style-name="ce23">
              <text:p>0.15</text:p>
            </table:table-cell>
            <table:table-cell office:value-type="float" office:value="0.15" table:style-name="ce23">
              <text:p>0.15</text:p>
            </table:table-cell>
            <table:table-cell office:value-type="float" office:value="0.16" table:style-name="ce23">
              <text:p>0.16</text:p>
            </table:table-cell>
            <table:table-cell office:value-type="float" office:value="0.16" table:style-name="ce23">
              <text:p>0.16</text:p>
            </table:table-cell>
            <table:table-cell office:value-type="float" office:value="0.16" table:style-name="ce23">
              <text:p>0.16</text:p>
            </table:table-cell>
            <table:table-cell office:value-type="float" office:value="0.15" table:style-name="ce23">
              <text:p>0.15</text:p>
            </table:table-cell>
            <table:table-cell office:value-type="float" office:value="0.15" table:style-name="ce23">
              <text:p>0.15</text:p>
            </table:table-cell>
            <table:table-cell office:value-type="float" office:value="0.15" table:style-name="ce23">
              <text:p>0.15</text:p>
            </table:table-cell>
            <table:table-cell office:value-type="float" office:value="0.14000000000000001" table:style-name="ce23">
              <text:p>0.14</text:p>
            </table:table-cell>
            <table:table-cell office:value-type="float" office:value="0.16" table:style-name="ce23">
              <text:p>0.16</text:p>
            </table:table-cell>
            <table:table-cell office:value-type="float" office:value="0.16" table:style-name="ce23">
              <text:p>0.16</text:p>
            </table:table-cell>
            <table:table-cell office:value-type="float" office:value="0.16" table:style-name="ce23">
              <text:p>0.16</text:p>
            </table:table-cell>
            <table:table-cell office:value-type="float" office:value="0.17" table:style-name="ce23">
              <text:p>0.17</text:p>
            </table:table-cell>
            <table:table-cell office:value-type="float" office:value="0.17" table:style-name="ce23">
              <text:p>0.17</text:p>
            </table:table-cell>
            <table:table-cell office:value-type="float" office:value="0.16" table:style-name="ce23">
              <text:p>0.16</text:p>
            </table:table-cell>
            <table:table-cell office:value-type="float" office:value="0.17" table:style-name="ce23">
              <text:p>0.17</text:p>
            </table:table-cell>
            <table:table-cell office:value-type="float" office:value="0.16" table:style-name="ce24">
              <text:p>0.16</text:p>
            </table:table-cell>
            <table:table-cell office:value-type="float" office:value="0.17" table:style-name="ce24">
              <text:p>0.17</text:p>
            </table:table-cell>
            <table:table-cell office:value-type="float" office:value="0.18" table:style-name="ce23">
              <text:p>0.18</text:p>
            </table:table-cell>
            <table:table-cell table:number-columns-repeated="16357" table:style-name="ce21"/>
          </table:table-row>
          <table:table-row table:style-name="ro5">
            <table:table-cell office:value-type="string" table:style-name="ce22">
              <text:p><text:s text:c="2"/>Merseyside FMC</text:p>
            </table:table-cell>
            <table:table-cell table:style-name="ce18"/>
            <table:table-cell office:value-type="float" office:value="0.05" table:style-name="ce23">
              <text:p>0.05</text:p>
            </table:table-cell>
            <table:table-cell office:value-type="float" office:value="0.05" table:style-name="ce23">
              <text:p>0.05</text:p>
            </table:table-cell>
            <table:table-cell office:value-type="float" office:value="0.05" table:style-name="ce23">
              <text:p>0.05</text:p>
            </table:table-cell>
            <table:table-cell office:value-type="float" office:value="0.05" table:style-name="ce23">
              <text:p>0.05</text:p>
            </table:table-cell>
            <table:table-cell office:value-type="float" office:value="0.05" table:style-name="ce23">
              <text:p>0.05</text:p>
            </table:table-cell>
            <table:table-cell office:value-type="float" office:value="0.05" table:style-name="ce23">
              <text:p>0.05</text:p>
            </table:table-cell>
            <table:table-cell office:value-type="float" office:value="0.05" table:style-name="ce23">
              <text:p>0.05</text:p>
            </table:table-cell>
            <table:table-cell office:value-type="float" office:value="0.05" table:style-name="ce23">
              <text:p>0.05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5" table:style-name="ce23">
              <text:p>0.05</text:p>
            </table:table-cell>
            <table:table-cell office:value-type="float" office:value="0.05" table:style-name="ce23">
              <text:p>0.05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5" table:style-name="ce23">
              <text:p>0.05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4">
              <text:p>0.06</text:p>
            </table:table-cell>
            <table:table-cell office:value-type="float" office:value="0.06" table:style-name="ce24">
              <text:p>0.06</text:p>
            </table:table-cell>
            <table:table-cell office:value-type="float" office:value="0.06" table:style-name="ce23">
              <text:p>0.06</text:p>
            </table:table-cell>
            <table:table-cell table:number-columns-repeated="16357" table:style-name="ce21"/>
          </table:table-row>
          <table:table-row table:style-name="ro5">
            <table:table-cell office:value-type="string" table:style-name="ce22">
              <text:p><text:s text:c="2"/>Rest of North West</text:p>
            </table:table-cell>
            <table:table-cell table:style-name="ce18"/>
            <table:table-cell office:value-type="float" office:value="0.21" table:style-name="ce23">
              <text:p>0.21</text:p>
            </table:table-cell>
            <table:table-cell office:value-type="float" office:value="0.21" table:style-name="ce23">
              <text:p>0.21</text:p>
            </table:table-cell>
            <table:table-cell office:value-type="float" office:value="0.21" table:style-name="ce23">
              <text:p>0.21</text:p>
            </table:table-cell>
            <table:table-cell office:value-type="float" office:value="0.21" table:style-name="ce23">
              <text:p>0.21</text:p>
            </table:table-cell>
            <table:table-cell office:value-type="float" office:value="0.21" table:style-name="ce23">
              <text:p>0.21</text:p>
            </table:table-cell>
            <table:table-cell office:value-type="float" office:value="0.2" table:style-name="ce23">
              <text:p>0.20</text:p>
            </table:table-cell>
            <table:table-cell office:value-type="float" office:value="0.21" table:style-name="ce23">
              <text:p>0.21</text:p>
            </table:table-cell>
            <table:table-cell office:value-type="float" office:value="0.21" table:style-name="ce23">
              <text:p>0.21</text:p>
            </table:table-cell>
            <table:table-cell office:value-type="float" office:value="0.21" table:style-name="ce23">
              <text:p>0.21</text:p>
            </table:table-cell>
            <table:table-cell office:value-type="float" office:value="0.21" table:style-name="ce23">
              <text:p>0.21</text:p>
            </table:table-cell>
            <table:table-cell office:value-type="float" office:value="0.21" table:style-name="ce23">
              <text:p>0.21</text:p>
            </table:table-cell>
            <table:table-cell office:value-type="float" office:value="0.19" table:style-name="ce23">
              <text:p>0.19</text:p>
            </table:table-cell>
            <table:table-cell office:value-type="float" office:value="0.2" table:style-name="ce23">
              <text:p>0.20</text:p>
            </table:table-cell>
            <table:table-cell office:value-type="float" office:value="0.21" table:style-name="ce23">
              <text:p>0.21</text:p>
            </table:table-cell>
            <table:table-cell office:value-type="float" office:value="0.19" table:style-name="ce23">
              <text:p>0.19</text:p>
            </table:table-cell>
            <table:table-cell office:value-type="float" office:value="0.21" table:style-name="ce23">
              <text:p>0.21</text:p>
            </table:table-cell>
            <table:table-cell office:value-type="float" office:value="0.22" table:style-name="ce23">
              <text:p>0.22</text:p>
            </table:table-cell>
            <table:table-cell office:value-type="float" office:value="0.23" table:style-name="ce23">
              <text:p>0.23</text:p>
            </table:table-cell>
            <table:table-cell office:value-type="float" office:value="0.23" table:style-name="ce23">
              <text:p>0.23</text:p>
            </table:table-cell>
            <table:table-cell office:value-type="float" office:value="0.24" table:style-name="ce23">
              <text:p>0.24</text:p>
            </table:table-cell>
            <table:table-cell office:value-type="float" office:value="0.24" table:style-name="ce23">
              <text:p>0.24</text:p>
            </table:table-cell>
            <table:table-cell office:value-type="float" office:value="0.27" table:style-name="ce23">
              <text:p>0.27</text:p>
            </table:table-cell>
            <table:table-cell office:value-type="float" office:value="0.25" table:style-name="ce24">
              <text:p>0.25</text:p>
            </table:table-cell>
            <table:table-cell office:value-type="float" office:value="0.24" table:style-name="ce24">
              <text:p>0.24</text:p>
            </table:table-cell>
            <table:table-cell office:value-type="float" office:value="0.23" table:style-name="ce23">
              <text:p>0.23</text:p>
            </table:table-cell>
            <table:table-cell table:number-columns-repeated="16357" table:style-name="ce21"/>
          </table:table-row>
        </table:table-row-group>
        <table:table-row table:style-name="ro5">
          <table:table-cell office:value-type="string" table:style-name="ce17">
            <text:p>Yorkshire and the Humber</text:p>
          </table:table-cell>
          <table:table-cell office:value-type="float" office:value="1" table:style-name="ce18">
            <text:p>1</text:p>
          </table:table-cell>
          <table:table-cell office:value-type="float" office:value="0.37" table:style-name="ce19">
            <text:p>0.37</text:p>
          </table:table-cell>
          <table:table-cell office:value-type="float" office:value="0.37" table:style-name="ce19">
            <text:p>0.37</text:p>
          </table:table-cell>
          <table:table-cell office:value-type="float" office:value="0.39" table:style-name="ce19">
            <text:p>0.39</text:p>
          </table:table-cell>
          <table:table-cell office:value-type="float" office:value="0.38" table:style-name="ce19">
            <text:p>0.38</text:p>
          </table:table-cell>
          <table:table-cell office:value-type="float" office:value="0.38" table:style-name="ce19">
            <text:p>0.38</text:p>
          </table:table-cell>
          <table:table-cell office:value-type="float" office:value="0.37" table:style-name="ce19">
            <text:p>0.37</text:p>
          </table:table-cell>
          <table:table-cell office:value-type="float" office:value="0.38" table:style-name="ce19">
            <text:p>0.38</text:p>
          </table:table-cell>
          <table:table-cell office:value-type="float" office:value="0.39" table:style-name="ce19">
            <text:p>0.39</text:p>
          </table:table-cell>
          <table:table-cell office:value-type="float" office:value="0.39" table:style-name="ce19">
            <text:p>0.39</text:p>
          </table:table-cell>
          <table:table-cell office:value-type="float" office:value="0.41" table:style-name="ce19">
            <text:p>0.41</text:p>
          </table:table-cell>
          <table:table-cell office:value-type="float" office:value="0.42" table:style-name="ce19">
            <text:p>0.42</text:p>
          </table:table-cell>
          <table:table-cell office:value-type="float" office:value="0.38" table:style-name="ce19">
            <text:p>0.38</text:p>
          </table:table-cell>
          <table:table-cell office:value-type="float" office:value="0.4" table:style-name="ce19">
            <text:p>0.40</text:p>
          </table:table-cell>
          <table:table-cell office:value-type="float" office:value="0.41" table:style-name="ce19">
            <text:p>0.41</text:p>
          </table:table-cell>
          <table:table-cell office:value-type="float" office:value="0.37" table:style-name="ce19">
            <text:p>0.37</text:p>
          </table:table-cell>
          <table:table-cell office:value-type="float" office:value="0.42" table:style-name="ce19">
            <text:p>0.42</text:p>
          </table:table-cell>
          <table:table-cell office:value-type="float" office:value="0.44" table:style-name="ce19">
            <text:p>0.44</text:p>
          </table:table-cell>
          <table:table-cell office:value-type="float" office:value="0.44" table:style-name="ce19">
            <text:p>0.44</text:p>
          </table:table-cell>
          <table:table-cell office:value-type="float" office:value="0.45" table:style-name="ce19">
            <text:p>0.45</text:p>
          </table:table-cell>
          <table:table-cell office:value-type="float" office:value="0.46" table:style-name="ce19">
            <text:p>0.46</text:p>
          </table:table-cell>
          <table:table-cell office:value-type="float" office:value="0.46" table:style-name="ce19">
            <text:p>0.46</text:p>
          </table:table-cell>
          <table:table-cell office:value-type="float" office:value="0.51" table:style-name="ce19">
            <text:p>0.51</text:p>
          </table:table-cell>
          <table:table-cell office:value-type="float" office:value="0.47" table:style-name="ce20">
            <text:p>0.47</text:p>
          </table:table-cell>
          <table:table-cell office:value-type="float" office:value="0.44" table:style-name="ce20">
            <text:p>0.44</text:p>
          </table:table-cell>
          <table:table-cell office:value-type="float" office:value="0.52" table:style-name="ce19">
            <text:p>0.52</text:p>
          </table:table-cell>
          <table:table-cell table:number-columns-repeated="16357" table:style-name="ce21"/>
        </table:table-row>
        <table:table-row-group>
          <table:table-row table:style-name="ro5">
            <table:table-cell office:value-type="string" table:style-name="ce22">
              <text:p>of which:</text:p>
            </table:table-cell>
            <table:table-cell table:style-name="ce18"/>
            <table:table-cell table:number-columns-repeated="22" table:style-name="ce19"/>
            <table:table-cell table:number-columns-repeated="2" table:style-name="ce20"/>
            <table:table-cell table:style-name="ce19"/>
            <table:table-cell table:number-columns-repeated="16357" table:style-name="ce21"/>
          </table:table-row>
          <table:table-row table:style-name="ro5">
            <table:table-cell office:value-type="string" table:style-name="ce22">
              <text:p><text:s text:c="2"/>South Yorkshire FMC</text:p>
            </table:table-cell>
            <table:table-cell table:style-name="ce18"/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9" table:style-name="ce23">
              <text:p>0.09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0.09" table:style-name="ce23">
              <text:p>0.09</text:p>
            </table:table-cell>
            <table:table-cell office:value-type="float" office:value="0.09" table:style-name="ce23">
              <text:p>0.09</text:p>
            </table:table-cell>
            <table:table-cell office:value-type="float" office:value="0.09" table:style-name="ce23">
              <text:p>0.09</text:p>
            </table:table-cell>
            <table:table-cell office:value-type="float" office:value="0.09" table:style-name="ce23">
              <text:p>0.09</text:p>
            </table:table-cell>
            <table:table-cell office:value-type="float" office:value="0.09" table:style-name="ce23">
              <text:p>0.09</text:p>
            </table:table-cell>
            <table:table-cell office:value-type="float" office:value="0.1" table:style-name="ce23">
              <text:p>0.10</text:p>
            </table:table-cell>
            <table:table-cell office:value-type="float" office:value="0.1" table:style-name="ce23">
              <text:p>0.10</text:p>
            </table:table-cell>
            <table:table-cell office:value-type="float" office:value="0.1" table:style-name="ce24">
              <text:p>0.10</text:p>
            </table:table-cell>
            <table:table-cell office:value-type="float" office:value="0.09" table:style-name="ce24">
              <text:p>0.09</text:p>
            </table:table-cell>
            <table:table-cell office:value-type="float" office:value="0.11" table:style-name="ce23">
              <text:p>0.11</text:p>
            </table:table-cell>
            <table:table-cell table:number-columns-repeated="16357" table:style-name="ce21"/>
          </table:table-row>
          <table:table-row table:style-name="ro5">
            <table:table-cell office:value-type="string" table:style-name="ce22">
              <text:p><text:s text:c="2"/>West Yorkshire FMC</text:p>
            </table:table-cell>
            <table:table-cell table:style-name="ce18"/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0.06" table:style-name="ce23">
              <text:p>0.06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7.0000000000000007E-2" table:style-name="ce23">
              <text:p>0.07</text:p>
            </table:table-cell>
            <table:table-cell office:value-type="float" office:value="0.08" table:style-name="ce23">
              <text:p>0.08</text:p>
            </table:table-cell>
            <table:table-cell office:value-type="float" office:value="7.0000000000000007E-2" table:style-name="ce24">
              <text:p>0.07</text:p>
            </table:table-cell>
            <table:table-cell office:value-type="float" office:value="7.0000000000000007E-2" table:style-name="ce24">
              <text:p>0.07</text:p>
            </table:table-cell>
            <table:table-cell office:value-type="float" office:value="0.08" table:style-name="ce23">
              <text:p>0.08</text:p>
            </table:table-cell>
            <table:table-cell table:number-columns-repeated="16357" table:style-name="ce21"/>
          </table:table-row>
          <table:table-row table:style-name="ro5">
            <table:table-cell office:value-type="string" table:style-name="ce22">
              <text:p><text:s text:c="2"/>Rest of Yorkshire and the Humber<text:s/></text:p>
            </table:table-cell>
            <table:table-cell table:style-name="ce18"/>
            <table:table-cell office:value-type="float" office:value="0.24" table:style-name="ce23">
              <text:p>0.24</text:p>
            </table:table-cell>
            <table:table-cell office:value-type="float" office:value="0.24" table:style-name="ce23">
              <text:p>0.24</text:p>
            </table:table-cell>
            <table:table-cell office:value-type="float" office:value="0.25" table:style-name="ce23">
              <text:p>0.25</text:p>
            </table:table-cell>
            <table:table-cell office:value-type="float" office:value="0.24" table:style-name="ce23">
              <text:p>0.24</text:p>
            </table:table-cell>
            <table:table-cell office:value-type="float" office:value="0.24" table:style-name="ce23">
              <text:p>0.24</text:p>
            </table:table-cell>
            <table:table-cell office:value-type="float" office:value="0.24" table:style-name="ce23">
              <text:p>0.24</text:p>
            </table:table-cell>
            <table:table-cell office:value-type="float" office:value="0.24" table:style-name="ce23">
              <text:p>0.24</text:p>
            </table:table-cell>
            <table:table-cell office:value-type="float" office:value="0.25" table:style-name="ce23">
              <text:p>0.25</text:p>
            </table:table-cell>
            <table:table-cell office:value-type="float" office:value="0.25" table:style-name="ce23">
              <text:p>0.25</text:p>
            </table:table-cell>
            <table:table-cell office:value-type="float" office:value="0.26" table:style-name="ce23">
              <text:p>0.26</text:p>
            </table:table-cell>
            <table:table-cell office:value-type="float" office:value="0.27" table:style-name="ce23">
              <text:p>0.27</text:p>
            </table:table-cell>
            <table:table-cell office:value-type="float" office:value="0.25" table:style-name="ce23">
              <text:p>0.25</text:p>
            </table:table-cell>
            <table:table-cell office:value-type="float" office:value="0.26" table:style-name="ce23">
              <text:p>0.26</text:p>
            </table:table-cell>
            <table:table-cell office:value-type="float" office:value="0.27" table:style-name="ce23">
              <text:p>0.27</text:p>
            </table:table-cell>
            <table:table-cell office:value-type="float" office:value="0.24" table:style-name="ce23">
              <text:p>0.24</text:p>
            </table:table-cell>
            <table:table-cell office:value-type="float" office:value="0.27" table:style-name="ce23">
              <text:p>0.27</text:p>
            </table:table-cell>
            <table:table-cell office:value-type="float" office:value="0.28000000000000003" table:style-name="ce23">
              <text:p>0.28</text:p>
            </table:table-cell>
            <table:table-cell office:value-type="float" office:value="0.28000000000000003" table:style-name="ce23">
              <text:p>0.28</text:p>
            </table:table-cell>
            <table:table-cell office:value-type="float" office:value="0.28999999999999998" table:style-name="ce23">
              <text:p>0.29</text:p>
            </table:table-cell>
            <table:table-cell office:value-type="float" office:value="0.28999999999999998" table:style-name="ce23">
              <text:p>0.29</text:p>
            </table:table-cell>
            <table:table-cell office:value-type="float" office:value="0.3" table:style-name="ce23">
              <text:p>0.30</text:p>
            </table:table-cell>
            <table:table-cell office:value-type="float" office:value="0.33" table:style-name="ce23">
              <text:p>0.33</text:p>
            </table:table-cell>
            <table:table-cell office:value-type="float" office:value="0.3" table:style-name="ce24">
              <text:p>0.30</text:p>
            </table:table-cell>
            <table:table-cell office:value-type="float" office:value="0.27" table:style-name="ce24">
              <text:p>0.27</text:p>
            </table:table-cell>
            <table:table-cell office:value-type="float" office:value="0.33" table:style-name="ce23">
              <text:p>0.33</text:p>
            </table:table-cell>
            <table:table-cell table:number-columns-repeated="16357" table:style-name="ce21"/>
          </table:table-row>
        </table:table-row-group>
        <table:table-row table:style-name="ro5">
          <table:table-cell office:value-type="string" table:style-name="ce17">
            <text:p>East Midlands</text:p>
          </table:table-cell>
          <table:table-cell table:style-name="ce18"/>
          <table:table-cell office:value-type="float" office:value="0.32" table:style-name="ce19">
            <text:p>0.32</text:p>
          </table:table-cell>
          <table:table-cell office:value-type="float" office:value="0.32" table:style-name="ce19">
            <text:p>0.32</text:p>
          </table:table-cell>
          <table:table-cell office:value-type="float" office:value="0.33" table:style-name="ce19">
            <text:p>0.33</text:p>
          </table:table-cell>
          <table:table-cell office:value-type="float" office:value="0.32" table:style-name="ce19">
            <text:p>0.32</text:p>
          </table:table-cell>
          <table:table-cell office:value-type="float" office:value="0.33" table:style-name="ce19">
            <text:p>0.33</text:p>
          </table:table-cell>
          <table:table-cell office:value-type="float" office:value="0.32" table:style-name="ce19">
            <text:p>0.32</text:p>
          </table:table-cell>
          <table:table-cell office:value-type="float" office:value="0.33" table:style-name="ce19">
            <text:p>0.33</text:p>
          </table:table-cell>
          <table:table-cell office:value-type="float" office:value="0.34" table:style-name="ce19">
            <text:p>0.34</text:p>
          </table:table-cell>
          <table:table-cell office:value-type="float" office:value="0.34" table:style-name="ce19">
            <text:p>0.34</text:p>
          </table:table-cell>
          <table:table-cell office:value-type="float" office:value="0.36" table:style-name="ce19">
            <text:p>0.36</text:p>
          </table:table-cell>
          <table:table-cell office:value-type="float" office:value="0.36" table:style-name="ce19">
            <text:p>0.36</text:p>
          </table:table-cell>
          <table:table-cell office:value-type="float" office:value="0.34" table:style-name="ce19">
            <text:p>0.34</text:p>
          </table:table-cell>
          <table:table-cell office:value-type="float" office:value="0.35" table:style-name="ce19">
            <text:p>0.35</text:p>
          </table:table-cell>
          <table:table-cell office:value-type="float" office:value="0.37" table:style-name="ce19">
            <text:p>0.37</text:p>
          </table:table-cell>
          <table:table-cell office:value-type="float" office:value="0.34" table:style-name="ce19">
            <text:p>0.34</text:p>
          </table:table-cell>
          <table:table-cell office:value-type="float" office:value="0.38" table:style-name="ce19">
            <text:p>0.38</text:p>
          </table:table-cell>
          <table:table-cell office:value-type="float" office:value="0.4" table:style-name="ce19">
            <text:p>0.40</text:p>
          </table:table-cell>
          <table:table-cell office:value-type="float" office:value="0.41" table:style-name="ce19">
            <text:p>0.41</text:p>
          </table:table-cell>
          <table:table-cell office:value-type="float" office:value="0.42" table:style-name="ce19">
            <text:p>0.42</text:p>
          </table:table-cell>
          <table:table-cell office:value-type="float" office:value="0.42" table:style-name="ce19">
            <text:p>0.42</text:p>
          </table:table-cell>
          <table:table-cell office:value-type="float" office:value="0.43" table:style-name="ce19">
            <text:p>0.43</text:p>
          </table:table-cell>
          <table:table-cell office:value-type="float" office:value="0.48" table:style-name="ce19">
            <text:p>0.48</text:p>
          </table:table-cell>
          <table:table-cell office:value-type="float" office:value="0.45" table:style-name="ce20">
            <text:p>0.45</text:p>
          </table:table-cell>
          <table:table-cell office:value-type="float" office:value="0.4" table:style-name="ce20">
            <text:p>0.40</text:p>
          </table:table-cell>
          <table:table-cell office:value-type="float" office:value="0.41" table:style-name="ce19">
            <text:p>0.41</text:p>
          </table:table-cell>
          <table:table-cell table:number-columns-repeated="16357" table:style-name="ce21"/>
        </table:table-row>
        <table:table-row table:style-name="ro5">
          <table:table-cell office:value-type="string" table:style-name="ce17">
            <text:p>West Midlands</text:p>
          </table:table-cell>
          <table:table-cell office:value-type="float" office:value="1" table:style-name="ce18">
            <text:p>1</text:p>
          </table:table-cell>
          <table:table-cell office:value-type="float" office:value="0.31" table:style-name="ce19">
            <text:p>0.31</text:p>
          </table:table-cell>
          <table:table-cell office:value-type="float" office:value="0.32" table:style-name="ce19">
            <text:p>0.32</text:p>
          </table:table-cell>
          <table:table-cell office:value-type="float" office:value="0.33" table:style-name="ce19">
            <text:p>0.33</text:p>
          </table:table-cell>
          <table:table-cell office:value-type="float" office:value="0.32" table:style-name="ce19">
            <text:p>0.32</text:p>
          </table:table-cell>
          <table:table-cell office:value-type="float" office:value="0.32" table:style-name="ce19">
            <text:p>0.32</text:p>
          </table:table-cell>
          <table:table-cell office:value-type="float" office:value="0.31" table:style-name="ce19">
            <text:p>0.31</text:p>
          </table:table-cell>
          <table:table-cell office:value-type="float" office:value="0.32" table:style-name="ce19">
            <text:p>0.32</text:p>
          </table:table-cell>
          <table:table-cell office:value-type="float" office:value="0.32" table:style-name="ce19">
            <text:p>0.32</text:p>
          </table:table-cell>
          <table:table-cell office:value-type="float" office:value="0.33" table:style-name="ce19">
            <text:p>0.33</text:p>
          </table:table-cell>
          <table:table-cell office:value-type="float" office:value="0.34" table:style-name="ce19">
            <text:p>0.34</text:p>
          </table:table-cell>
          <table:table-cell office:value-type="float" office:value="0.34" table:style-name="ce19">
            <text:p>0.34</text:p>
          </table:table-cell>
          <table:table-cell office:value-type="float" office:value="0.31" table:style-name="ce19">
            <text:p>0.31</text:p>
          </table:table-cell>
          <table:table-cell office:value-type="float" office:value="0.32" table:style-name="ce19">
            <text:p>0.32</text:p>
          </table:table-cell>
          <table:table-cell office:value-type="float" office:value="0.33" table:style-name="ce19">
            <text:p>0.33</text:p>
          </table:table-cell>
          <table:table-cell office:value-type="float" office:value="0.3" table:style-name="ce19">
            <text:p>0.30</text:p>
          </table:table-cell>
          <table:table-cell office:value-type="float" office:value="0.34" table:style-name="ce19">
            <text:p>0.34</text:p>
          </table:table-cell>
          <table:table-cell office:value-type="float" office:value="0.35" table:style-name="ce19">
            <text:p>0.35</text:p>
          </table:table-cell>
          <table:table-cell office:value-type="float" office:value="0.36" table:style-name="ce19">
            <text:p>0.36</text:p>
          </table:table-cell>
          <table:table-cell office:value-type="float" office:value="0.37" table:style-name="ce19">
            <text:p>0.37</text:p>
          </table:table-cell>
          <table:table-cell office:value-type="float" office:value="0.37" table:style-name="ce19">
            <text:p>0.37</text:p>
          </table:table-cell>
          <table:table-cell office:value-type="float" office:value="0.38" table:style-name="ce19">
            <text:p>0.38</text:p>
          </table:table-cell>
          <table:table-cell office:value-type="float" office:value="0.42" table:style-name="ce19">
            <text:p>0.42</text:p>
          </table:table-cell>
          <table:table-cell office:value-type="float" office:value="0.39" table:style-name="ce20">
            <text:p>0.39</text:p>
          </table:table-cell>
          <table:table-cell office:value-type="float" office:value="0.39" table:style-name="ce20">
            <text:p>0.39</text:p>
          </table:table-cell>
          <table:table-cell office:value-type="float" office:value="0.34" table:style-name="ce19">
            <text:p>0.34</text:p>
          </table:table-cell>
          <table:table-cell table:number-columns-repeated="16357" table:style-name="ce21"/>
        </table:table-row>
        <table:table-row-group>
          <table:table-row table:style-name="ro2">
            <table:table-cell office:value-type="string" table:style-name="ce22">
              <text:p>of which:</text:p>
            </table:table-cell>
            <table:table-cell table:style-name="ce25"/>
            <table:table-cell table:number-columns-repeated="22" table:style-name="ce19"/>
            <table:table-cell table:number-columns-repeated="2" table:style-name="ce20"/>
            <table:table-cell table:style-name="ce19"/>
            <table:table-cell table:number-columns-repeated="16357" table:style-name="ce21"/>
          </table:table-row>
          <table:table-row table:style-name="ro2">
            <table:table-cell office:value-type="string" table:style-name="ce22">
              <text:p><text:s text:c="2"/>West Midlands FMC</text:p>
            </table:table-cell>
            <table:table-cell table:style-name="ce25"/>
            <table:table-cell office:value-type="float" office:value="0.12" table:style-name="ce23">
              <text:p>0.12</text:p>
            </table:table-cell>
            <table:table-cell office:value-type="float" office:value="0.12" table:style-name="ce23">
              <text:p>0.12</text:p>
            </table:table-cell>
            <table:table-cell office:value-type="float" office:value="0.13" table:style-name="ce23">
              <text:p>0.13</text:p>
            </table:table-cell>
            <table:table-cell office:value-type="float" office:value="0.12" table:style-name="ce23">
              <text:p>0.12</text:p>
            </table:table-cell>
            <table:table-cell office:value-type="float" office:value="0.12" table:style-name="ce23">
              <text:p>0.12</text:p>
            </table:table-cell>
            <table:table-cell office:value-type="float" office:value="0.12" table:style-name="ce23">
              <text:p>0.12</text:p>
            </table:table-cell>
            <table:table-cell office:value-type="float" office:value="0.12" table:style-name="ce23">
              <text:p>0.12</text:p>
            </table:table-cell>
            <table:table-cell office:value-type="float" office:value="0.12" table:style-name="ce23">
              <text:p>0.12</text:p>
            </table:table-cell>
            <table:table-cell office:value-type="float" office:value="0.13" table:style-name="ce23">
              <text:p>0.13</text:p>
            </table:table-cell>
            <table:table-cell office:value-type="float" office:value="0.13" table:style-name="ce23">
              <text:p>0.13</text:p>
            </table:table-cell>
            <table:table-cell office:value-type="float" office:value="0.14000000000000001" table:style-name="ce23">
              <text:p>0.14</text:p>
            </table:table-cell>
            <table:table-cell office:value-type="float" office:value="0.12" table:style-name="ce23">
              <text:p>0.12</text:p>
            </table:table-cell>
            <table:table-cell office:value-type="float" office:value="0.13" table:style-name="ce23">
              <text:p>0.13</text:p>
            </table:table-cell>
            <table:table-cell office:value-type="float" office:value="0.13" table:style-name="ce23">
              <text:p>0.13</text:p>
            </table:table-cell>
            <table:table-cell office:value-type="float" office:value="0.12" table:style-name="ce23">
              <text:p>0.12</text:p>
            </table:table-cell>
            <table:table-cell office:value-type="float" office:value="0.13" table:style-name="ce23">
              <text:p>0.13</text:p>
            </table:table-cell>
            <table:table-cell office:value-type="float" office:value="0.14000000000000001" table:style-name="ce23">
              <text:p>0.14</text:p>
            </table:table-cell>
            <table:table-cell office:value-type="float" office:value="0.14000000000000001" table:style-name="ce23">
              <text:p>0.14</text:p>
            </table:table-cell>
            <table:table-cell office:value-type="float" office:value="0.14000000000000001" table:style-name="ce23">
              <text:p>0.14</text:p>
            </table:table-cell>
            <table:table-cell office:value-type="float" office:value="0.14000000000000001" table:style-name="ce23">
              <text:p>0.14</text:p>
            </table:table-cell>
            <table:table-cell office:value-type="float" office:value="0.13" table:style-name="ce23">
              <text:p>0.13</text:p>
            </table:table-cell>
            <table:table-cell office:value-type="float" office:value="0.14000000000000001" table:style-name="ce23">
              <text:p>0.14</text:p>
            </table:table-cell>
            <table:table-cell office:value-type="float" office:value="0.13" table:style-name="ce24">
              <text:p>0.13</text:p>
            </table:table-cell>
            <table:table-cell office:value-type="float" office:value="0.15" table:style-name="ce24">
              <text:p>0.15</text:p>
            </table:table-cell>
            <table:table-cell office:value-type="float" office:value="0.13" table:style-name="ce23">
              <text:p>0.13</text:p>
            </table:table-cell>
            <table:table-cell table:number-columns-repeated="16357" table:style-name="ce21"/>
          </table:table-row>
          <table:table-row table:style-name="ro2">
            <table:table-cell office:value-type="string" table:style-name="ce22">
              <text:p><text:s text:c="2"/>Rest of West Midlands</text:p>
            </table:table-cell>
            <table:table-cell table:style-name="ce25"/>
            <table:table-cell office:value-type="float" office:value="0.2" table:style-name="ce23">
              <text:p>0.20</text:p>
            </table:table-cell>
            <table:table-cell office:value-type="float" office:value="0.2" table:style-name="ce23">
              <text:p>0.20</text:p>
            </table:table-cell>
            <table:table-cell office:value-type="float" office:value="0.2" table:style-name="ce23">
              <text:p>0.20</text:p>
            </table:table-cell>
            <table:table-cell office:value-type="float" office:value="0.2" table:style-name="ce23">
              <text:p>0.20</text:p>
            </table:table-cell>
            <table:table-cell office:value-type="float" office:value="0.2" table:style-name="ce23">
              <text:p>0.20</text:p>
            </table:table-cell>
            <table:table-cell office:value-type="float" office:value="0.19" table:style-name="ce23">
              <text:p>0.19</text:p>
            </table:table-cell>
            <table:table-cell office:value-type="float" office:value="0.2" table:style-name="ce23">
              <text:p>0.20</text:p>
            </table:table-cell>
            <table:table-cell office:value-type="float" office:value="0.2" table:style-name="ce23">
              <text:p>0.20</text:p>
            </table:table-cell>
            <table:table-cell office:value-type="float" office:value="0.2" table:style-name="ce23">
              <text:p>0.20</text:p>
            </table:table-cell>
            <table:table-cell office:value-type="float" office:value="0.2" table:style-name="ce23">
              <text:p>0.20</text:p>
            </table:table-cell>
            <table:table-cell office:value-type="float" office:value="0.2" table:style-name="ce23">
              <text:p>0.20</text:p>
            </table:table-cell>
            <table:table-cell office:value-type="float" office:value="0.19" table:style-name="ce23">
              <text:p>0.19</text:p>
            </table:table-cell>
            <table:table-cell office:value-type="float" office:value="0.2" table:style-name="ce23">
              <text:p>0.20</text:p>
            </table:table-cell>
            <table:table-cell office:value-type="float" office:value="0.2" table:style-name="ce23">
              <text:p>0.20</text:p>
            </table:table-cell>
            <table:table-cell office:value-type="float" office:value="0.18" table:style-name="ce23">
              <text:p>0.18</text:p>
            </table:table-cell>
            <table:table-cell office:value-type="float" office:value="0.21" table:style-name="ce23">
              <text:p>0.21</text:p>
            </table:table-cell>
            <table:table-cell office:value-type="float" office:value="0.22" table:style-name="ce23">
              <text:p>0.22</text:p>
            </table:table-cell>
            <table:table-cell office:value-type="float" office:value="0.22" table:style-name="ce23">
              <text:p>0.22</text:p>
            </table:table-cell>
            <table:table-cell office:value-type="float" office:value="0.23" table:style-name="ce23">
              <text:p>0.23</text:p>
            </table:table-cell>
            <table:table-cell office:value-type="float" office:value="0.23" table:style-name="ce23">
              <text:p>0.23</text:p>
            </table:table-cell>
            <table:table-cell office:value-type="float" office:value="0.24" table:style-name="ce23">
              <text:p>0.24</text:p>
            </table:table-cell>
            <table:table-cell office:value-type="float" office:value="0.27" table:style-name="ce23">
              <text:p>0.27</text:p>
            </table:table-cell>
            <table:table-cell office:value-type="float" office:value="0.25" table:style-name="ce24">
              <text:p>0.25</text:p>
            </table:table-cell>
            <table:table-cell office:value-type="float" office:value="0.24" table:style-name="ce24">
              <text:p>0.24</text:p>
            </table:table-cell>
            <table:table-cell office:value-type="float" office:value="0.2" table:style-name="ce23">
              <text:p>0.20</text:p>
            </table:table-cell>
            <table:table-cell table:number-columns-repeated="16357" table:style-name="ce21"/>
          </table:table-row>
        </table:table-row-group>
        <table:table-row table:style-name="ro2">
          <table:table-cell office:value-type="string" table:style-name="ce17">
            <text:p>East of England</text:p>
          </table:table-cell>
          <table:table-cell table:style-name="ce25"/>
          <table:table-cell office:value-type="float" office:value="0.59" table:style-name="ce19">
            <text:p>0.59</text:p>
          </table:table-cell>
          <table:table-cell office:value-type="float" office:value="0.59" table:style-name="ce19">
            <text:p>0.59</text:p>
          </table:table-cell>
          <table:table-cell office:value-type="float" office:value="0.61" table:style-name="ce19">
            <text:p>0.61</text:p>
          </table:table-cell>
          <table:table-cell office:value-type="float" office:value="0.6" table:style-name="ce19">
            <text:p>0.60</text:p>
          </table:table-cell>
          <table:table-cell office:value-type="float" office:value="0.6" table:style-name="ce19">
            <text:p>0.60</text:p>
          </table:table-cell>
          <table:table-cell office:value-type="float" office:value="0.57999999999999996" table:style-name="ce19">
            <text:p>0.58</text:p>
          </table:table-cell>
          <table:table-cell office:value-type="float" office:value="0.6" table:style-name="ce19">
            <text:p>0.60</text:p>
          </table:table-cell>
          <table:table-cell office:value-type="float" office:value="0.62" table:style-name="ce19">
            <text:p>0.62</text:p>
          </table:table-cell>
          <table:table-cell office:value-type="float" office:value="0.63" table:style-name="ce19">
            <text:p>0.63</text:p>
          </table:table-cell>
          <table:table-cell office:value-type="float" office:value="0.65" table:style-name="ce19">
            <text:p>0.65</text:p>
          </table:table-cell>
          <table:table-cell office:value-type="float" office:value="0.66" table:style-name="ce19">
            <text:p>0.66</text:p>
          </table:table-cell>
          <table:table-cell office:value-type="float" office:value="0.62" table:style-name="ce19">
            <text:p>0.62</text:p>
          </table:table-cell>
          <table:table-cell office:value-type="float" office:value="0.65" table:style-name="ce19">
            <text:p>0.65</text:p>
          </table:table-cell>
          <table:table-cell office:value-type="float" office:value="0.67" table:style-name="ce19">
            <text:p>0.67</text:p>
          </table:table-cell>
          <table:table-cell office:value-type="float" office:value="0.61" table:style-name="ce19">
            <text:p>0.61</text:p>
          </table:table-cell>
          <table:table-cell office:value-type="float" office:value="0.68" table:style-name="ce19">
            <text:p>0.68</text:p>
          </table:table-cell>
          <table:table-cell office:value-type="float" office:value="0.71" table:style-name="ce19">
            <text:p>0.71</text:p>
          </table:table-cell>
          <table:table-cell office:value-type="float" office:value="0.71" table:style-name="ce19">
            <text:p>0.71</text:p>
          </table:table-cell>
          <table:table-cell office:value-type="float" office:value="0.73" table:style-name="ce19">
            <text:p>0.73</text:p>
          </table:table-cell>
          <table:table-cell office:value-type="float" office:value="0.75" table:style-name="ce19">
            <text:p>0.75</text:p>
          </table:table-cell>
          <table:table-cell office:value-type="float" office:value="0.75" table:style-name="ce19">
            <text:p>0.75</text:p>
          </table:table-cell>
          <table:table-cell office:value-type="float" office:value="0.84" table:style-name="ce19">
            <text:p>0.84</text:p>
          </table:table-cell>
          <table:table-cell office:value-type="float" office:value="0.78" table:style-name="ce20">
            <text:p>0.78</text:p>
          </table:table-cell>
          <table:table-cell office:value-type="float" office:value="0.76" table:style-name="ce20">
            <text:p>0.76</text:p>
          </table:table-cell>
          <table:table-cell office:value-type="float" office:value="0.79" table:style-name="ce19">
            <text:p>0.79</text:p>
          </table:table-cell>
          <table:table-cell table:number-columns-repeated="16357" table:style-name="ce21"/>
        </table:table-row>
        <table:table-row table:style-name="ro2">
          <table:table-cell office:value-type="string" table:style-name="ce17">
            <text:p>London</text:p>
          </table:table-cell>
          <table:table-cell table:style-name="ce25"/>
          <table:table-cell office:value-type="float" office:value="0.44" table:style-name="ce19">
            <text:p>0.44</text:p>
          </table:table-cell>
          <table:table-cell office:value-type="float" office:value="0.45" table:style-name="ce19">
            <text:p>0.45</text:p>
          </table:table-cell>
          <table:table-cell office:value-type="float" office:value="0.46" table:style-name="ce19">
            <text:p>0.46</text:p>
          </table:table-cell>
          <table:table-cell office:value-type="float" office:value="0.47" table:style-name="ce19">
            <text:p>0.47</text:p>
          </table:table-cell>
          <table:table-cell office:value-type="float" office:value="0.47" table:style-name="ce19">
            <text:p>0.47</text:p>
          </table:table-cell>
          <table:table-cell office:value-type="float" office:value="0.44" table:style-name="ce19">
            <text:p>0.44</text:p>
          </table:table-cell>
          <table:table-cell office:value-type="float" office:value="0.45" table:style-name="ce19">
            <text:p>0.45</text:p>
          </table:table-cell>
          <table:table-cell office:value-type="float" office:value="0.45" table:style-name="ce19">
            <text:p>0.45</text:p>
          </table:table-cell>
          <table:table-cell office:value-type="float" office:value="0.48" table:style-name="ce19">
            <text:p>0.48</text:p>
          </table:table-cell>
          <table:table-cell office:value-type="float" office:value="0.48" table:style-name="ce19">
            <text:p>0.48</text:p>
          </table:table-cell>
          <table:table-cell office:value-type="float" office:value="0.52" table:style-name="ce19">
            <text:p>0.52</text:p>
          </table:table-cell>
          <table:table-cell office:value-type="float" office:value="0.5" table:style-name="ce19">
            <text:p>0.50</text:p>
          </table:table-cell>
          <table:table-cell office:value-type="float" office:value="0.55000000000000004" table:style-name="ce19">
            <text:p>0.55</text:p>
          </table:table-cell>
          <table:table-cell office:value-type="float" office:value="0.59" table:style-name="ce19">
            <text:p>0.59</text:p>
          </table:table-cell>
          <table:table-cell office:value-type="float" office:value="0.54" table:style-name="ce19">
            <text:p>0.54</text:p>
          </table:table-cell>
          <table:table-cell office:value-type="float" office:value="0.56999999999999995" table:style-name="ce19">
            <text:p>0.57</text:p>
          </table:table-cell>
          <table:table-cell office:value-type="float" office:value="0.56999999999999995" table:style-name="ce19">
            <text:p>0.57</text:p>
          </table:table-cell>
          <table:table-cell office:value-type="float" office:value="0.57999999999999996" table:style-name="ce19">
            <text:p>0.58</text:p>
          </table:table-cell>
          <table:table-cell office:value-type="float" office:value="0.57999999999999996" table:style-name="ce19">
            <text:p>0.58</text:p>
          </table:table-cell>
          <table:table-cell office:value-type="float" office:value="0.57999999999999996" table:style-name="ce19">
            <text:p>0.58</text:p>
          </table:table-cell>
          <table:table-cell office:value-type="float" office:value="0.55000000000000004" table:style-name="ce19">
            <text:p>0.55</text:p>
          </table:table-cell>
          <table:table-cell office:value-type="float" office:value="0.6" table:style-name="ce19">
            <text:p>0.60</text:p>
          </table:table-cell>
          <table:table-cell office:value-type="float" office:value="0.6" table:style-name="ce20">
            <text:p>0.60</text:p>
          </table:table-cell>
          <table:table-cell office:value-type="float" office:value="0.7" table:style-name="ce20">
            <text:p>0.70</text:p>
          </table:table-cell>
          <table:table-cell office:value-type="float" office:value="0.69" table:style-name="ce19">
            <text:p>0.69</text:p>
          </table:table-cell>
          <table:table-cell table:number-columns-repeated="16357" table:style-name="ce21"/>
        </table:table-row>
        <table:table-row table:style-name="ro2">
          <table:table-cell office:value-type="string" table:style-name="ce17">
            <text:p>South East</text:p>
          </table:table-cell>
          <table:table-cell table:style-name="ce25"/>
          <table:table-cell office:value-type="float" office:value="0.69" table:style-name="ce19">
            <text:p>0.69</text:p>
          </table:table-cell>
          <table:table-cell office:value-type="float" office:value="0.7" table:style-name="ce19">
            <text:p>0.70</text:p>
          </table:table-cell>
          <table:table-cell office:value-type="float" office:value="0.72" table:style-name="ce19">
            <text:p>0.72</text:p>
          </table:table-cell>
          <table:table-cell office:value-type="float" office:value="0.71" table:style-name="ce19">
            <text:p>0.71</text:p>
          </table:table-cell>
          <table:table-cell office:value-type="float" office:value="0.71" table:style-name="ce19">
            <text:p>0.71</text:p>
          </table:table-cell>
          <table:table-cell office:value-type="float" office:value="0.69" table:style-name="ce19">
            <text:p>0.69</text:p>
          </table:table-cell>
          <table:table-cell office:value-type="float" office:value="0.71" table:style-name="ce19">
            <text:p>0.71</text:p>
          </table:table-cell>
          <table:table-cell office:value-type="float" office:value="0.71" table:style-name="ce19">
            <text:p>0.71</text:p>
          </table:table-cell>
          <table:table-cell office:value-type="float" office:value="0.73" table:style-name="ce19">
            <text:p>0.73</text:p>
          </table:table-cell>
          <table:table-cell office:value-type="float" office:value="0.75" table:style-name="ce19">
            <text:p>0.75</text:p>
          </table:table-cell>
          <table:table-cell office:value-type="float" office:value="0.77" table:style-name="ce19">
            <text:p>0.77</text:p>
          </table:table-cell>
          <table:table-cell office:value-type="float" office:value="0.7" table:style-name="ce19">
            <text:p>0.70</text:p>
          </table:table-cell>
          <table:table-cell office:value-type="float" office:value="0.73" table:style-name="ce19">
            <text:p>0.73</text:p>
          </table:table-cell>
          <table:table-cell office:value-type="float" office:value="0.75" table:style-name="ce19">
            <text:p>0.75</text:p>
          </table:table-cell>
          <table:table-cell office:value-type="float" office:value="0.68" table:style-name="ce19">
            <text:p>0.68</text:p>
          </table:table-cell>
          <table:table-cell office:value-type="float" office:value="0.76" table:style-name="ce19">
            <text:p>0.76</text:p>
          </table:table-cell>
          <table:table-cell office:value-type="float" office:value="0.8" table:style-name="ce19">
            <text:p>0.80</text:p>
          </table:table-cell>
          <table:table-cell office:value-type="float" office:value="0.8" table:style-name="ce19">
            <text:p>0.80</text:p>
          </table:table-cell>
          <table:table-cell office:value-type="float" office:value="0.83" table:style-name="ce19">
            <text:p>0.83</text:p>
          </table:table-cell>
          <table:table-cell office:value-type="float" office:value="0.83" table:style-name="ce19">
            <text:p>0.83</text:p>
          </table:table-cell>
          <table:table-cell office:value-type="float" office:value="0.84" table:style-name="ce19">
            <text:p>0.84</text:p>
          </table:table-cell>
          <table:table-cell office:value-type="float" office:value="0.92" table:style-name="ce19">
            <text:p>0.92</text:p>
          </table:table-cell>
          <table:table-cell office:value-type="float" office:value="0.86" table:style-name="ce20">
            <text:p>0.86</text:p>
          </table:table-cell>
          <table:table-cell office:value-type="float" office:value="0.83" table:style-name="ce20">
            <text:p>0.83</text:p>
          </table:table-cell>
          <table:table-cell office:value-type="float" office:value="0.88" table:style-name="ce19">
            <text:p>0.88</text:p>
          </table:table-cell>
          <table:table-cell table:number-columns-repeated="16357" table:style-name="ce21"/>
        </table:table-row>
        <table:table-row table:style-name="ro2">
          <table:table-cell office:value-type="string" table:style-name="ce17">
            <text:p>South West</text:p>
          </table:table-cell>
          <table:table-cell table:style-name="ce25"/>
          <table:table-cell office:value-type="float" office:value="0.37" table:style-name="ce19">
            <text:p>0.37</text:p>
          </table:table-cell>
          <table:table-cell office:value-type="float" office:value="0.37" table:style-name="ce19">
            <text:p>0.37</text:p>
          </table:table-cell>
          <table:table-cell office:value-type="float" office:value="0.38" table:style-name="ce19">
            <text:p>0.38</text:p>
          </table:table-cell>
          <table:table-cell office:value-type="float" office:value="0.37" table:style-name="ce19">
            <text:p>0.37</text:p>
          </table:table-cell>
          <table:table-cell office:value-type="float" office:value="0.37" table:style-name="ce19">
            <text:p>0.37</text:p>
          </table:table-cell>
          <table:table-cell office:value-type="float" office:value="0.36" table:style-name="ce19">
            <text:p>0.36</text:p>
          </table:table-cell>
          <table:table-cell office:value-type="float" office:value="0.37" table:style-name="ce19">
            <text:p>0.37</text:p>
          </table:table-cell>
          <table:table-cell office:value-type="float" office:value="0.38" table:style-name="ce19">
            <text:p>0.38</text:p>
          </table:table-cell>
          <table:table-cell office:value-type="float" office:value="0.38" table:style-name="ce19">
            <text:p>0.38</text:p>
          </table:table-cell>
          <table:table-cell office:value-type="float" office:value="0.4" table:style-name="ce19">
            <text:p>0.40</text:p>
          </table:table-cell>
          <table:table-cell office:value-type="float" office:value="0.41" table:style-name="ce19">
            <text:p>0.41</text:p>
          </table:table-cell>
          <table:table-cell office:value-type="float" office:value="0.38" table:style-name="ce19">
            <text:p>0.38</text:p>
          </table:table-cell>
          <table:table-cell office:value-type="float" office:value="0.4" table:style-name="ce19">
            <text:p>0.40</text:p>
          </table:table-cell>
          <table:table-cell office:value-type="float" office:value="0.42" table:style-name="ce19">
            <text:p>0.42</text:p>
          </table:table-cell>
          <table:table-cell office:value-type="float" office:value="0.39" table:style-name="ce19">
            <text:p>0.39</text:p>
          </table:table-cell>
          <table:table-cell office:value-type="float" office:value="0.45" table:style-name="ce19">
            <text:p>0.45</text:p>
          </table:table-cell>
          <table:table-cell office:value-type="float" office:value="0.47" table:style-name="ce19">
            <text:p>0.47</text:p>
          </table:table-cell>
          <table:table-cell office:value-type="float" office:value="0.48" table:style-name="ce19">
            <text:p>0.48</text:p>
          </table:table-cell>
          <table:table-cell office:value-type="float" office:value="0.5" table:style-name="ce19">
            <text:p>0.50</text:p>
          </table:table-cell>
          <table:table-cell office:value-type="float" office:value="0.5" table:style-name="ce19">
            <text:p>0.50</text:p>
          </table:table-cell>
          <table:table-cell office:value-type="float" office:value="0.52" table:style-name="ce19">
            <text:p>0.52</text:p>
          </table:table-cell>
          <table:table-cell office:value-type="float" office:value="0.57999999999999996" table:style-name="ce19">
            <text:p>0.58</text:p>
          </table:table-cell>
          <table:table-cell office:value-type="float" office:value="0.54" table:style-name="ce20">
            <text:p>0.54</text:p>
          </table:table-cell>
          <table:table-cell office:value-type="float" office:value="0.5" table:style-name="ce20">
            <text:p>0.50</text:p>
          </table:table-cell>
          <table:table-cell office:value-type="float" office:value="0.53" table:style-name="ce19">
            <text:p>0.53</text:p>
          </table:table-cell>
          <table:table-cell table:number-columns-repeated="16357" table:style-name="ce21"/>
        </table:table-row>
        <table:table-row table:style-name="ro2">
          <table:table-cell office:value-type="string" table:style-name="ce17">
            <text:p>England</text:p>
          </table:table-cell>
          <table:table-cell table:style-name="ce25"/>
          <table:table-cell office:value-type="float" office:value="3.64" table:style-name="ce19">
            <text:p>3.64</text:p>
          </table:table-cell>
          <table:table-cell office:value-type="float" office:value="3.65" table:style-name="ce19">
            <text:p>3.65</text:p>
          </table:table-cell>
          <table:table-cell office:value-type="float" office:value="3.77" table:style-name="ce19">
            <text:p>3.77</text:p>
          </table:table-cell>
          <table:table-cell office:value-type="float" office:value="3.71" table:style-name="ce19">
            <text:p>3.71</text:p>
          </table:table-cell>
          <table:table-cell office:value-type="float" office:value="3.72" table:style-name="ce19">
            <text:p>3.72</text:p>
          </table:table-cell>
          <table:table-cell office:value-type="float" office:value="3.6" table:style-name="ce19">
            <text:p>3.60</text:p>
          </table:table-cell>
          <table:table-cell office:value-type="float" office:value="3.71" table:style-name="ce19">
            <text:p>3.71</text:p>
          </table:table-cell>
          <table:table-cell office:value-type="float" office:value="3.77" table:style-name="ce19">
            <text:p>3.77</text:p>
          </table:table-cell>
          <table:table-cell office:value-type="float" office:value="3.83" table:style-name="ce19">
            <text:p>3.83</text:p>
          </table:table-cell>
          <table:table-cell office:value-type="float" office:value="3.97" table:style-name="ce19">
            <text:p>3.97</text:p>
          </table:table-cell>
          <table:table-cell office:value-type="float" office:value="4.05" table:style-name="ce19">
            <text:p>4.05</text:p>
          </table:table-cell>
          <table:table-cell office:value-type="float" office:value="3.76" table:style-name="ce19">
            <text:p>3.76</text:p>
          </table:table-cell>
          <table:table-cell office:value-type="float" office:value="3.94" table:style-name="ce19">
            <text:p>3.94</text:p>
          </table:table-cell>
          <table:table-cell office:value-type="float" office:value="4.1100000000000003" table:style-name="ce19">
            <text:p>4.11</text:p>
          </table:table-cell>
          <table:table-cell office:value-type="float" office:value="3.74" table:style-name="ce19">
            <text:p>3.74</text:p>
          </table:table-cell>
          <table:table-cell office:value-type="float" office:value="4.16" table:style-name="ce19">
            <text:p>4.16</text:p>
          </table:table-cell>
          <table:table-cell office:value-type="float" office:value="4.34" table:style-name="ce19">
            <text:p>4.34</text:p>
          </table:table-cell>
          <table:table-cell office:value-type="float" office:value="4.38" table:style-name="ce19">
            <text:p>4.38</text:p>
          </table:table-cell>
          <table:table-cell office:value-type="float" office:value="4.4800000000000004" table:style-name="ce19">
            <text:p>4.48</text:p>
          </table:table-cell>
          <table:table-cell office:value-type="float" office:value="4.53" table:style-name="ce19">
            <text:p>4.53</text:p>
          </table:table-cell>
          <table:table-cell office:value-type="float" office:value="4.54" table:style-name="ce19">
            <text:p>4.54</text:p>
          </table:table-cell>
          <table:table-cell office:value-type="float" office:value="5" table:style-name="ce19">
            <text:p>5.00</text:p>
          </table:table-cell>
          <table:table-cell office:value-type="float" office:value="4.7" table:style-name="ce20">
            <text:p>4.70</text:p>
          </table:table-cell>
          <table:table-cell office:value-type="float" office:value="4.63" table:style-name="ce20">
            <text:p>4.63</text:p>
          </table:table-cell>
          <table:table-cell office:value-type="float" office:value="4.8" table:style-name="ce19">
            <text:p>4.80</text:p>
          </table:table-cell>
          <table:table-cell table:number-columns-repeated="16357" table:style-name="ce21"/>
        </table:table-row>
        <table:table-row table:style-name="ro2">
          <table:table-cell office:value-type="string" table:style-name="ce17">
            <text:p>Wales</text:p>
          </table:table-cell>
          <table:table-cell table:style-name="ce25"/>
          <table:table-cell office:value-type="float" office:value="0.13" table:style-name="ce19">
            <text:p>0.13</text:p>
          </table:table-cell>
          <table:table-cell office:value-type="float" office:value="0.13" table:style-name="ce19">
            <text:p>0.13</text:p>
          </table:table-cell>
          <table:table-cell office:value-type="float" office:value="0.13" table:style-name="ce19">
            <text:p>0.13</text:p>
          </table:table-cell>
          <table:table-cell office:value-type="float" office:value="0.13" table:style-name="ce19">
            <text:p>0.13</text:p>
          </table:table-cell>
          <table:table-cell office:value-type="float" office:value="0.13" table:style-name="ce19">
            <text:p>0.13</text:p>
          </table:table-cell>
          <table:table-cell office:value-type="float" office:value="0.13" table:style-name="ce19">
            <text:p>0.13</text:p>
          </table:table-cell>
          <table:table-cell office:value-type="float" office:value="0.13" table:style-name="ce19">
            <text:p>0.13</text:p>
          </table:table-cell>
          <table:table-cell office:value-type="float" office:value="0.13" table:style-name="ce19">
            <text:p>0.13</text:p>
          </table:table-cell>
          <table:table-cell office:value-type="float" office:value="0.13" table:style-name="ce19">
            <text:p>0.13</text:p>
          </table:table-cell>
          <table:table-cell office:value-type="float" office:value="0.13" table:style-name="ce19">
            <text:p>0.13</text:p>
          </table:table-cell>
          <table:table-cell office:value-type="float" office:value="0.13" table:style-name="ce19">
            <text:p>0.13</text:p>
          </table:table-cell>
          <table:table-cell office:value-type="float" office:value="0.13" table:style-name="ce19">
            <text:p>0.13</text:p>
          </table:table-cell>
          <table:table-cell office:value-type="float" office:value="0.13" table:style-name="ce19">
            <text:p>0.13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3" table:style-name="ce19">
            <text:p>0.13</text:p>
          </table:table-cell>
          <table:table-cell office:value-type="float" office:value="0.14000000000000001" table:style-name="ce19">
            <text:p>0.14</text:p>
          </table:table-cell>
          <table:table-cell office:value-type="float" office:value="0.15" table:style-name="ce19">
            <text:p>0.15</text:p>
          </table:table-cell>
          <table:table-cell office:value-type="float" office:value="0.15" table:style-name="ce19">
            <text:p>0.15</text:p>
          </table:table-cell>
          <table:table-cell office:value-type="float" office:value="0.16" table:style-name="ce19">
            <text:p>0.16</text:p>
          </table:table-cell>
          <table:table-cell office:value-type="float" office:value="0.16" table:style-name="ce19">
            <text:p>0.16</text:p>
          </table:table-cell>
          <table:table-cell office:value-type="float" office:value="0.17" table:style-name="ce19">
            <text:p>0.17</text:p>
          </table:table-cell>
          <table:table-cell office:value-type="float" office:value="0.19" table:style-name="ce19">
            <text:p>0.19</text:p>
          </table:table-cell>
          <table:table-cell office:value-type="float" office:value="0.18" table:style-name="ce20">
            <text:p>0.18</text:p>
          </table:table-cell>
          <table:table-cell office:value-type="float" office:value="0.18" table:style-name="ce20">
            <text:p>0.18</text:p>
          </table:table-cell>
          <table:table-cell office:value-type="float" office:value="0.18" table:style-name="ce19">
            <text:p>0.18</text:p>
          </table:table-cell>
          <table:table-cell table:number-columns-repeated="16357" table:style-name="ce21"/>
        </table:table-row>
        <table:table-row table:style-name="ro2">
          <table:table-cell office:value-type="string" table:style-name="ce17">
            <text:p>Scotland</text:p>
          </table:table-cell>
          <table:table-cell table:style-name="ce25"/>
          <table:table-cell office:value-type="float" office:value="0.24" table:style-name="ce19">
            <text:p>0.24</text:p>
          </table:table-cell>
          <table:table-cell office:value-type="float" office:value="0.24" table:style-name="ce19">
            <text:p>0.24</text:p>
          </table:table-cell>
          <table:table-cell office:value-type="float" office:value="0.24" table:style-name="ce19">
            <text:p>0.24</text:p>
          </table:table-cell>
          <table:table-cell office:value-type="float" office:value="0.24" table:style-name="ce19">
            <text:p>0.24</text:p>
          </table:table-cell>
          <table:table-cell office:value-type="float" office:value="0.23" table:style-name="ce19">
            <text:p>0.23</text:p>
          </table:table-cell>
          <table:table-cell office:value-type="float" office:value="0.23" table:style-name="ce19">
            <text:p>0.23</text:p>
          </table:table-cell>
          <table:table-cell office:value-type="float" office:value="0.24" table:style-name="ce19">
            <text:p>0.24</text:p>
          </table:table-cell>
          <table:table-cell office:value-type="float" office:value="0.24" table:style-name="ce19">
            <text:p>0.24</text:p>
          </table:table-cell>
          <table:table-cell office:value-type="float" office:value="0.24" table:style-name="ce19">
            <text:p>0.24</text:p>
          </table:table-cell>
          <table:table-cell office:value-type="float" office:value="0.25" table:style-name="ce19">
            <text:p>0.25</text:p>
          </table:table-cell>
          <table:table-cell office:value-type="float" office:value="0.25" table:style-name="ce19">
            <text:p>0.25</text:p>
          </table:table-cell>
          <table:table-cell office:value-type="float" office:value="0.23" table:style-name="ce19">
            <text:p>0.23</text:p>
          </table:table-cell>
          <table:table-cell office:value-type="float" office:value="0.24" table:style-name="ce19">
            <text:p>0.24</text:p>
          </table:table-cell>
          <table:table-cell office:value-type="float" office:value="0.26" table:style-name="ce19">
            <text:p>0.26</text:p>
          </table:table-cell>
          <table:table-cell office:value-type="float" office:value="0.24" table:style-name="ce19">
            <text:p>0.24</text:p>
          </table:table-cell>
          <table:table-cell office:value-type="float" office:value="0.27" table:style-name="ce19">
            <text:p>0.27</text:p>
          </table:table-cell>
          <table:table-cell office:value-type="float" office:value="0.28999999999999998" table:style-name="ce19">
            <text:p>0.29</text:p>
          </table:table-cell>
          <table:table-cell office:value-type="float" office:value="0.3" table:style-name="ce19">
            <text:p>0.30</text:p>
          </table:table-cell>
          <table:table-cell office:value-type="float" office:value="0.3" table:style-name="ce19">
            <text:p>0.30</text:p>
          </table:table-cell>
          <table:table-cell office:value-type="float" office:value="0.31" table:style-name="ce19">
            <text:p>0.31</text:p>
          </table:table-cell>
          <table:table-cell office:value-type="float" office:value="0.33" table:style-name="ce19">
            <text:p>0.33</text:p>
          </table:table-cell>
          <table:table-cell office:value-type="float" office:value="0.37" table:style-name="ce19">
            <text:p>0.37</text:p>
          </table:table-cell>
          <table:table-cell office:value-type="float" office:value="0.34" table:style-name="ce20">
            <text:p>0.34</text:p>
          </table:table-cell>
          <table:table-cell office:value-type="float" office:value="0.28999999999999998" table:style-name="ce20">
            <text:p>0.29</text:p>
          </table:table-cell>
          <table:table-cell office:value-type="float" office:value="0.28999999999999998" table:style-name="ce19">
            <text:p>0.29</text:p>
          </table:table-cell>
          <table:table-cell table:number-columns-repeated="16357" table:style-name="ce21"/>
        </table:table-row>
        <table:table-row table:style-name="ro2">
          <table:table-cell office:value-type="string" table:style-name="ce17">
            <text:p>Great Britain</text:p>
          </table:table-cell>
          <table:table-cell table:style-name="ce25"/>
          <table:table-cell office:value-type="float" office:value="4.01" table:style-name="ce19">
            <text:p>4.01</text:p>
          </table:table-cell>
          <table:table-cell office:value-type="float" office:value="4.0199999999999996" table:style-name="ce19">
            <text:p>4.02</text:p>
          </table:table-cell>
          <table:table-cell office:value-type="float" office:value="4.1399999999999997" table:style-name="ce19">
            <text:p>4.14</text:p>
          </table:table-cell>
          <table:table-cell office:value-type="float" office:value="4.07" table:style-name="ce19">
            <text:p>4.07</text:p>
          </table:table-cell>
          <table:table-cell office:value-type="float" office:value="4.08" table:style-name="ce19">
            <text:p>4.08</text:p>
          </table:table-cell>
          <table:table-cell office:value-type="float" office:value="3.95" table:style-name="ce19">
            <text:p>3.95</text:p>
          </table:table-cell>
          <table:table-cell office:value-type="float" office:value="4.08" table:style-name="ce19">
            <text:p>4.08</text:p>
          </table:table-cell>
          <table:table-cell office:value-type="float" office:value="4.1399999999999997" table:style-name="ce19">
            <text:p>4.14</text:p>
          </table:table-cell>
          <table:table-cell office:value-type="float" office:value="4.2" table:style-name="ce19">
            <text:p>4.20</text:p>
          </table:table-cell>
          <table:table-cell office:value-type="float" office:value="4.3600000000000003" table:style-name="ce19">
            <text:p>4.36</text:p>
          </table:table-cell>
          <table:table-cell office:value-type="float" office:value="4.43" table:style-name="ce19">
            <text:p>4.43</text:p>
          </table:table-cell>
          <table:table-cell office:value-type="float" office:value="4.12" table:style-name="ce19">
            <text:p>4.12</text:p>
          </table:table-cell>
          <table:table-cell office:value-type="float" office:value="4.3099999999999996" table:style-name="ce19">
            <text:p>4.31</text:p>
          </table:table-cell>
          <table:table-cell office:value-type="float" office:value="4.5" table:style-name="ce19">
            <text:p>4.50</text:p>
          </table:table-cell>
          <table:table-cell office:value-type="float" office:value="4.1100000000000003" table:style-name="ce19">
            <text:p>4.11</text:p>
          </table:table-cell>
          <table:table-cell office:value-type="float" office:value="4.57" table:style-name="ce19">
            <text:p>4.57</text:p>
          </table:table-cell>
          <table:table-cell office:value-type="float" office:value="4.7699999999999996" table:style-name="ce19">
            <text:p>4.77</text:p>
          </table:table-cell>
          <table:table-cell office:value-type="float" office:value="4.83" table:style-name="ce19">
            <text:p>4.83</text:p>
          </table:table-cell>
          <table:table-cell office:value-type="float" office:value="4.9400000000000004" table:style-name="ce19">
            <text:p>4.94</text:p>
          </table:table-cell>
          <table:table-cell office:value-type="float" office:value="5" table:style-name="ce19">
            <text:p>5.00</text:p>
          </table:table-cell>
          <table:table-cell office:value-type="float" office:value="5.04" table:style-name="ce19">
            <text:p>5.04</text:p>
          </table:table-cell>
          <table:table-cell office:value-type="float" office:value="5.56" table:style-name="ce19">
            <text:p>5.56</text:p>
          </table:table-cell>
          <table:table-cell office:value-type="float" office:value="5.23" table:style-name="ce20">
            <text:p>5.23</text:p>
          </table:table-cell>
          <table:table-cell office:value-type="float" office:value="5.0999999999999996" table:style-name="ce20">
            <text:p>5.10</text:p>
          </table:table-cell>
          <table:table-cell office:value-type="float" office:value="5.26" table:style-name="ce19">
            <text:p>5.26</text:p>
          </table:table-cell>
          <table:table-cell table:number-columns-repeated="16357" table:style-name="ce21"/>
        </table:table-row>
        <table:table-row table:style-name="ro2">
          <table:table-cell table:style-name="ce26"/>
          <table:table-cell table:number-columns-repeated="14" table:style-name="ce27"/>
          <table:table-cell table:number-columns-repeated="12" table:style-name="ce28"/>
          <table:table-cell table:number-columns-repeated="16357" table:style-name="ce21"/>
        </table:table-row>
        <table:table-row table:style-name="ro2">
          <table:table-cell office:value-type="string" table:style-name="ce29">
            <text:p>1 Use controls on left hand side to access data for Former Metropolitan Counties (FMC) within these regions</text:p>
          </table:table-cell>
          <table:table-cell table:number-columns-repeated="14" table:style-name="ce30"/>
          <table:table-cell table:style-name="ce31"/>
          <table:table-cell table:style-name="ce32"/>
          <table:table-cell table:number-columns-repeated="4" table:style-name="ce33"/>
          <table:table-cell table:number-columns-repeated="4" table:style-name="ce34"/>
          <table:table-cell table:style-name="ce35"/>
          <table:table-cell office:value-type="string" table:style-name="ce35">
            <text:p>Source: DfT National Road Traffic Survey</text:p>
          </table:table-cell>
          <table:table-cell table:number-columns-repeated="16357" table:style-name="ce21"/>
        </table:table-row>
        <table:table-row table:style-name="ro5">
          <table:table-cell office:value-type="string" table:style-name="ce1">
            <text:p><text:span text:style-name="T3">R</text:span><text:s/>Denotes revised estimates based on methodology improvements</text:p>
          </table:table-cell>
          <table:table-cell table:number-columns-repeated="14" table:style-name="ce30"/>
          <table:table-cell table:style-name="ce31"/>
          <table:table-cell table:style-name="ce32"/>
          <table:table-cell table:number-columns-repeated="4" table:style-name="ce33"/>
          <table:table-cell table:number-columns-repeated="4" table:style-name="ce34"/>
          <table:table-cell table:number-columns-repeated="2" table:style-name="ce35"/>
          <table:table-cell table:number-columns-repeated="16357" table:style-name="ce21"/>
        </table:table-row>
        <table:table-row table:style-name="ro2">
          <table:table-cell table:style-name="ce29"/>
          <table:table-cell table:number-columns-repeated="14" table:style-name="ce30"/>
          <table:table-cell table:style-name="ce36"/>
          <table:table-cell table:number-columns-repeated="5" table:style-name="ce33"/>
          <table:table-cell table:style-name="ce35"/>
          <table:table-cell table:number-columns-repeated="3" table:style-name="ce34"/>
          <table:table-cell table:style-name="ce35"/>
          <table:table-cell office:value-type="string" table:style-name="ce37">
            <text:p>Last updated: July 2018</text:p>
          </table:table-cell>
          <table:table-cell table:number-columns-repeated="16357" table:style-name="ce21"/>
        </table:table-row>
        <table:table-row table:style-name="ro2">
          <table:table-cell office:value-type="string" table:style-name="ce5">
            <text:p>Telephone: 020 7944 3095</text:p>
          </table:table-cell>
          <table:table-cell table:number-columns-repeated="14" table:style-name="ce30"/>
          <table:table-cell table:style-name="ce36"/>
          <table:table-cell table:number-columns-repeated="5" table:style-name="ce33"/>
          <table:table-cell table:style-name="ce35"/>
          <table:table-cell table:number-columns-repeated="3" table:style-name="ce34"/>
          <table:table-cell table:style-name="ce38"/>
          <table:table-cell office:value-type="string" table:style-name="ce39">
            <text:p>Next update: June 2019</text:p>
          </table:table-cell>
          <table:table-cell table:number-columns-repeated="16357" table:style-name="ce21"/>
        </table:table-row>
        <table:table-row table:style-name="ro2">
          <table:table-cell office:value-type="string" table:style-name="ce5">
            <text:p>Email: roadtraff.stats@dft.gsi.gov.uk</text:p>
          </table:table-cell>
          <table:table-cell table:number-columns-repeated="14" table:style-name="ce30"/>
          <table:table-cell table:style-name="ce36"/>
          <table:table-cell table:number-columns-repeated="5" table:style-name="ce33"/>
          <table:table-cell table:style-name="ce38"/>
          <table:table-cell table:number-columns-repeated="5" table:style-name="ce34"/>
          <table:table-cell table:number-columns-repeated="16357" table:style-name="ce21"/>
        </table:table-row>
        <table:table-row table:style-name="ro2">
          <table:table-cell office:value-type="string" table:style-name="ce40">
            <text:p>Notes &amp; definitions:</text:p>
          </table:table-cell>
          <table:table-cell table:style-name="ce6"/>
          <table:table-cell table:style-name="ce41"/>
          <table:table-cell table:number-columns-repeated="9" table:style-name="ce34"/>
          <table:table-cell table:number-columns-repeated="3" table:style-name="ce30"/>
          <table:table-cell table:style-name="ce31"/>
          <table:table-cell table:number-columns-repeated="6" table:style-name="ce32"/>
          <table:table-cell table:number-columns-repeated="5" table:style-name="ce34"/>
          <table:table-cell table:number-columns-repeated="16357" table:style-name="ce21"/>
        </table:table-row>
        <table:table-row table:style-name="ro2">
          <table:table-cell office:value-type="string" table:number-columns-spanned="12" table:number-rows-spanned="1" table:style-name="ce4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3" table:style-name="ce30"/>
          <table:table-cell table:style-name="ce31"/>
          <table:table-cell table:number-columns-repeated="6" table:style-name="ce32"/>
          <table:table-cell table:number-columns-repeated="5" table:style-name="ce34"/>
          <table:table-cell table:number-columns-repeated="16357" table:style-name="ce21"/>
        </table:table-row>
        <table:table-row table:style-name="ro2">
          <table:table-cell office:value-type="string" table:style-name="ce5">
            <text:p>The figures in this table are National Statistics.</text:p>
          </table:table-cell>
          <table:table-cell table:number-columns-repeated="14" table:style-name="ce42"/>
          <table:table-cell table:style-name="ce41"/>
          <table:table-cell table:number-columns-repeated="11" table:style-name="ce34"/>
          <table:table-cell table:number-columns-repeated="16357" table:style-name="ce21"/>
        </table:table-row>
        <table:table-row table:style-name="ro2">
          <table:table-cell table:style-name="ce34"/>
          <table:table-cell table:number-columns-repeated="14" table:style-name="ce6"/>
          <table:table-cell table:style-name="ce41"/>
          <table:table-cell table:number-columns-repeated="11" table:style-name="ce34"/>
          <table:table-cell table:number-columns-repeated="16357" table:style-name="ce21"/>
        </table:table-row>
        <table:table-row table:number-rows-repeated="10485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 number:grouping="true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/>
    </number:number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1._32_DM_32_PERSONAL_32_TRAVEL_32_ab" style:display-name="Normal_1. DM PERSONAL TRAVEL ab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RA9901_32_2" style:display-name="Normal_TRA990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2T17:27:59Z</meta:creation-date>
    <dc:date>2018-07-03T16:10:05Z</dc:date>
  </office:meta>
</office:document-meta>
</file>